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1DE7BBA99BA92979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8cm" svg:x="5.1cm" svg:y="4.1cm">
          <draw:image xlink:href="Pictures/10000201000001900000011DE7BBA99BA92979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4:00:56.006803463</meta:creation-date>
    <dc:date>2019-11-02T14:03:31.345372602</dc:date>
    <meta:editing-duration>PT2M3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